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6e6" officeooo:paragraph-rsid="00002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56:45.365000000</meta:creation-date>
    <dc:date>2019-01-18T16:57:20.989000000</dc:date>
    <meta:editing-duration>PT37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6.1.2.1$Windows_X86_64 LibreOffice_project/65905a128db06ba48db947242809d14d3f9a93fe</meta:generator>
  </office:meta>
</office:document-meta>
</file>